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6.993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4.58cm"/>
      <style:paragraph-properties style:writing-mode="lr-tb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493cm" svg:height="1.778cm" svg:x="13.954cm" svg:y="1.889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93cm" svg:height="1.778cm" svg:x="13.954cm" svg:y="4.937cm">
          <text:p text:style-name="P1">Root Element:</text:p>
          <text:p text:style-name="P1">&lt;html&gt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93cm" svg:height="1.778cm" svg:x="2.397cm" svg:y="9.382cm">
          <text:p text:style-name="P1">Element:</text:p>
          <text:p text:style-name="P1">&lt;head&gt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93cm" svg:height="1.778cm" svg:x="21.447cm" svg:y="9.509cm">
          <text:p text:style-name="P1">Element:</text:p>
          <text:p text:style-name="P1">&lt;body&gt;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778cm" svg:x="26.146cm" svg:y="13.446cm">
          <text:p text:style-name="P1">Element:</text:p>
          <text:p text:style-name="P1">&lt;h1&gt;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778cm" svg:x="18.78cm" svg:y="13.446cm">
          <text:p text:style-name="P1">Element:</text:p>
          <text:p text:style-name="P1">&lt;a&gt;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778cm" svg:x="3.54cm" svg:y="13.319cm">
          <text:p text:style-name="P1">Element:</text:p>
          <text:p text:style-name="P1">&lt;title&gt;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778cm" svg:x="18.79cm" svg:y="16.245cm">
          <text:p text:style-name="P1">Text:</text:p>
          <text:p text:style-name="P1">“My Link”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778cm" svg:x="26.285cm" svg:y="16.25cm">
          <text:p text:style-name="P1">Text:</text:p>
          <text:p text:style-name="P1">“My Header”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778cm" svg:x="3.54cm" svg:y="17.256cm">
          <text:p text:style-name="P1">Text:</text:p>
          <text:p text:style-name="P1">“My title”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637cm" svg:y1="3.667cm" svg:x2="17.637cm" svg:y2="4.937cm">
          <text:p/>
        </draw:line>
        <draw:line draw:style-name="gr3" draw:text-style-name="P3" draw:layer="layout" svg:x1="17.51cm" svg:y1="6.715cm" svg:x2="17.51cm" svg:y2="8.239cm">
          <text:p/>
        </draw:line>
        <draw:line draw:style-name="gr3" draw:text-style-name="P3" draw:layer="layout" svg:x1="25.257cm" svg:y1="8.239cm" svg:x2="25.257cm" svg:y2="9.509cm">
          <text:p/>
        </draw:line>
        <draw:line draw:style-name="gr3" draw:text-style-name="P3" draw:layer="layout" svg:x1="6.334cm" svg:y1="8.239cm" svg:x2="6.334cm" svg:y2="9.382cm">
          <text:p/>
        </draw:line>
        <draw:line draw:style-name="gr3" draw:text-style-name="P3" draw:layer="layout" svg:x1="25.257cm" svg:y1="8.239cm" svg:x2="6.334cm" svg:y2="8.239cm">
          <text:p/>
        </draw:line>
        <draw:line draw:style-name="gr3" draw:text-style-name="P3" draw:layer="layout" svg:x1="25.13cm" svg:y1="11.287cm" svg:x2="25.13cm" svg:y2="12.43cm">
          <text:p/>
        </draw:line>
        <draw:line draw:style-name="gr3" draw:text-style-name="P3" draw:layer="layout" svg:x1="25.13cm" svg:y1="12.43cm" svg:x2="28.94cm" svg:y2="12.43cm">
          <text:p/>
        </draw:line>
        <draw:line draw:style-name="gr3" draw:text-style-name="P3" draw:layer="layout" svg:x1="28.94cm" svg:y1="12.43cm" svg:x2="28.94cm" svg:y2="13.446cm">
          <text:p/>
        </draw:line>
        <draw:line draw:style-name="gr3" draw:text-style-name="P3" draw:layer="layout" svg:x1="25.13cm" svg:y1="12.43cm" svg:x2="21.32cm" svg:y2="12.43cm">
          <text:p/>
        </draw:line>
        <draw:line draw:style-name="gr3" draw:text-style-name="P3" draw:layer="layout" svg:x1="21.32cm" svg:y1="12.43cm" svg:x2="21.32cm" svg:y2="13.446cm">
          <text:p/>
        </draw:line>
        <draw:line draw:style-name="gr3" draw:text-style-name="P3" draw:layer="layout" svg:x1="21.32cm" svg:y1="15.224cm" svg:x2="21.32cm" svg:y2="16.24cm">
          <text:p/>
        </draw:line>
        <draw:line draw:style-name="gr3" draw:text-style-name="P3" draw:layer="layout" svg:x1="28.94cm" svg:y1="15.224cm" svg:x2="28.94cm" svg:y2="16.24cm">
          <text:p/>
        </draw:line>
        <draw:line draw:style-name="gr3" draw:text-style-name="P3" draw:layer="layout" svg:x1="6.08cm" svg:y1="11.16cm" svg:x2="6.08cm" svg:y2="13.319cm">
          <text:p/>
        </draw:line>
        <draw:line draw:style-name="gr3" draw:text-style-name="P3" draw:layer="layout" svg:x1="6.08cm" svg:y1="15.097cm" svg:x2="6.08cm" svg:y2="17.25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4:08:53.476935868</meta:creation-date>
    <dc:date>2021-03-23T13:55:29.936604497</dc:date>
    <meta:editing-duration>PT3M5S</meta:editing-duration>
    <meta:editing-cycles>2</meta:editing-cycles>
    <meta:generator>LibreOffice/6.4.6.2$Linux_X86_64 LibreOffice_project/40$Build-2</meta:generator>
    <meta:document-statistic meta:object-count="24"/>
  </office:meta>
</office:document-meta>
</file>